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10000015CFC452F44075A3358.png" manifest:media-type="image/png"/>
  <manifest:file-entry manifest:full-path="Pictures/10000201000001910000015C842D788FCEE5370D.png" manifest:media-type="image/png"/>
  <manifest:file-entry manifest:full-path="Pictures/10000201000001920000015C4FDF9C9B504FC50F.png" manifest:media-type="image/png"/>
  <manifest:file-entry manifest:full-path="Pictures/10000000000001910000015CF6229F0121F3BA57.png" manifest:media-type="image/png"/>
  <manifest:file-entry manifest:full-path="Pictures/10000201000001910000015C1255B40FE03F97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cm" svg:height="9cm" svg:x="1cm" svg:y="1.1cm">
          <draw:image xlink:href="Pictures/10000201000001920000015C4FDF9C9B504FC50F.png" xlink:type="simple" xlink:show="embed" xlink:actuate="onLoad">
            <text:p/>
          </draw:image>
        </draw:frame>
        <draw:frame draw:style-name="gr1" draw:text-style-name="P1" draw:layer="layout" svg:width="9cm" svg:height="9cm" svg:x="10cm" svg:y="1.1cm">
          <draw:image xlink:href="Pictures/10000201000001910000015C1255B40FE03F9700.png" xlink:type="simple" xlink:show="embed" xlink:actuate="onLoad">
            <text:p/>
          </draw:image>
        </draw:frame>
        <draw:frame draw:style-name="gr1" draw:text-style-name="P1" draw:layer="layout" svg:width="9cm" svg:height="9cm" svg:x="1.191cm" svg:y="10.3cm">
          <draw:image xlink:href="Pictures/10000201000001910000015C842D788FCEE5370D.png" xlink:type="simple" xlink:show="embed" xlink:actuate="onLoad">
            <text:p/>
          </draw:image>
        </draw:frame>
        <draw:frame draw:style-name="gr1" draw:text-style-name="P1" draw:layer="layout" svg:width="9cm" svg:height="9cm" svg:x="10cm" svg:y="10.3cm">
          <draw:image xlink:href="Pictures/10000201000001910000015CFC452F44075A3358.png" xlink:type="simple" xlink:show="embed" xlink:actuate="onLoad">
            <text:p/>
          </draw:image>
        </draw:frame>
        <draw:frame draw:style-name="gr1" draw:text-style-name="P1" draw:layer="layout" svg:width="9cm" svg:height="9cm" svg:x="19.5cm" svg:y="1.1cm">
          <draw:image xlink:href="Pictures/10000000000001910000015CF6229F0121F3BA5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3T14:17:47.450958475</meta:creation-date>
    <dc:date>2019-10-23T17:18:29.321153019</dc:date>
    <meta:editing-duration>PT10M31S</meta:editing-duration>
    <meta:editing-cycles>3</meta:editing-cycles>
    <meta:generator>LibreOffice/6.0.7.3$Linux_X86_64 LibreOffice_project/00m0$Build-3</meta:generator>
    <meta:document-statistic meta:object-count="5"/>
  </office:meta>
</office:document-meta>
</file>